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er">
      <style:paragraph-properties fo:text-align="end" style:justify-single-word="false"/>
      <style:text-properties fo:language="pl" fo:country="PL"/>
    </style:style>
    <style:style style:name="P14" style:family="paragraph" style:parent-style-name="Header">
      <style:text-properties fo:font-size="14pt" fo:language="pl" fo:country="PL" style:font-size-asian="14pt"/>
    </style:style>
    <style:style style:name="P15" style:family="paragraph" style:parent-style-name="Header">
      <style:paragraph-properties fo:break-before="page"/>
      <style:text-properties fo:language="pl" fo:country="PL"/>
    </style:style>
    <style:style style:name="P16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7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18" style:family="paragraph" style:parent-style-name="Tabletext">
      <style:paragraph-properties style:snap-to-layout-grid="false"/>
      <style:text-properties fo:language="pl" fo:country="PL"/>
    </style:style>
    <style:style style:name="P1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paragraph-properties fo:text-align="justify" style:justify-single-word="false" fo:orphans="2" fo:widows="2"/>
    </style:style>
    <style:style style:name="P22" style:family="paragraph" style:parent-style-name="Heading_20_2">
      <style:paragraph-properties fo:text-align="justify" style:justify-single-word="false"/>
      <style:text-properties fo:language="pl" fo:country="PL"/>
    </style:style>
    <style:style style:name="P23" style:family="paragraph" style:parent-style-name="Heading_20_2">
      <style:paragraph-properties fo:text-align="justify" style:justify-single-word="false" fo:orphans="2" fo:widows="2"/>
      <style:text-properties fo:language="pl" fo:country="PL"/>
    </style:style>
    <style:style style:name="P2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5" style:family="paragraph" style:parent-style-name="Standard">
      <style:paragraph-properties style:snap-to-layout-grid="false"/>
      <style:text-properties fo:language="pl" fo:country="PL"/>
    </style:style>
    <style:style style:name="P26" style:family="paragraph" style:parent-style-name="Standard">
      <style:paragraph-properties fo:text-align="justify" style:justify-single-word="false"/>
      <style:text-properties fo:language="pl" fo:country="PL"/>
    </style:style>
    <style:style style:name="P27" style:family="paragraph" style:parent-style-name="Standard">
      <style:paragraph-properties fo:text-align="justify" style:justify-single-word="false" fo:orphans="2" fo:widows="2"/>
      <style:text-properties fo:language="pl" fo:country="PL"/>
    </style:style>
    <style:style style:name="P28" style:family="paragraph" style:parent-style-name="Standard" style:list-style-name="L1">
      <style:paragraph-properties fo:text-align="justify" style:justify-single-word="false" fo:orphans="2" fo:widows="2"/>
      <style:text-properties style:use-window-font-color="true" fo:language="pl" fo:country="PL" fo:font-style="normal" style:font-style-asian="normal" style:font-style-complex="normal"/>
    </style:style>
    <style:style style:name="P29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30" style:family="paragraph" style:parent-style-name="Header" style:master-page-name="Konwertuj_20_1">
      <style:paragraph-properties style:page-number="auto"/>
      <style:text-properties fo:language="pl" fo:country="PL"/>
    </style:style>
    <style:style style:name="P31" style:family="paragraph" style:parent-style-name="Tabletext">
      <style:paragraph-properties style:snap-to-layout-grid="false"/>
      <style:text-properties fo:language="pl" fo:country="PL"/>
    </style:style>
    <style:style style:name="P32" style:family="paragraph" style:parent-style-name="Heading_20_1">
      <style:paragraph-properties fo:text-align="justify" style:justify-single-word="false"/>
      <style:text-properties fo:language="pl" fo:country="PL"/>
    </style:style>
    <style:style style:name="P33" style:family="paragraph" style:parent-style-name="Heading_20_1">
      <style:paragraph-properties fo:text-align="justify" style:justify-single-word="false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font-name-asian="Arial"/>
    </style:style>
    <style:style style:name="T3" style:family="text">
      <style:text-properties style:font-name="Symbol" fo:language="pl" fo:country="PL"/>
    </style:style>
    <style:style style:name="T4" style:family="text">
      <style:text-properties fo:font-size="14pt" fo:language="pl" fo:country="PL" style:font-size-asian="14pt"/>
    </style:style>
    <style:style style:name="T5" style:family="text">
      <style:text-properties fo:font-size="14pt" fo:language="pl" fo:country="PL" style:font-name-asian="Arial" style:font-size-asian="14pt"/>
    </style:style>
    <style:style style:name="T6" style:family="text">
      <style:text-properties style:font-name-asian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ogalik</text:p>
      <text:p text:style-name="P13">Wizja</text:p>
      <text:p text:style-name="P13"/>
      <text:p text:style-name="P12"><text:span text:style-name="T4">Wersja</text:span><text:span text:style-name="T5"> 0</text:span><text:span text:style-name="T4">.1</text:span></text:p>
      <text:p text:style-name="P14"/>
      <text:p text:style-name="Standard"/>
      <text:p text:style-name="P30">Historia<text:span text:style-name="T6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Wersja</text:p>
          </table:table-cell>
          <table:table-cell table:style-name="Tabela1.A1" office:value-type="string">
            <text:p text:style-name="P17">Opis</text:p>
          </table:table-cell>
          <table:table-cell table:style-name="Tabela1.D1" office:value-type="string">
            <text:p text:style-name="P17">Autor</text:p>
          </table:table-cell>
        </table:table-row>
        <table:table-row table:style-name="Tabela1.1">
          <table:table-cell table:style-name="Tabela1.A1" office:value-type="string">
            <text:p text:style-name="P3">02/10/2012</text:p>
          </table:table-cell>
          <table:table-cell table:style-name="Tabela1.A1" office:value-type="string">
            <text:p text:style-name="P18">0.1</text:p>
          </table:table-cell>
          <table:table-cell table:style-name="Tabela1.A1" office:value-type="string">
            <text:p text:style-name="P18">Utworzenie wstępnej wizji.</text:p>
          </table:table-cell>
          <table:table-cell table:style-name="Tabela1.D1" office:value-type="string">
            <text:p text:style-name="P18">Karol Haiduk</text:p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  <table:table-row table:style-name="Tabela1.1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D1" office:value-type="string">
            <text:p text:style-name="P18"/>
          </table:table-cell>
        </table:table-row>
      </table:table>
      <text:p text:style-name="P2"/>
      <text:p text:style-name="P15">Spis<text:span text:style-name="T6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4">1. Wprowadzenie<text:tab/>4</text:p>
          <text:p text:style-name="P19">1.1 Cel<text:tab/>4</text:p>
          <text:p text:style-name="P19">1.2 Zakres<text:tab/>4</text:p>
          <text:p text:style-name="P19">1.3 Pojęcia<text:tab/>4</text:p>
          <text:p text:style-name="P19">1.4 Odniesienia<text:tab/>4</text:p>
          <text:p text:style-name="P19">1.5 Streszczenie<text:tab/>4</text:p>
          <text:p text:style-name="P24">2. Wstępne rozpoznanie wymagań<text:tab/>4</text:p>
          <text:p text:style-name="P19">2.1 Cel tworzenia systemu<text:tab/>4</text:p>
          <text:p text:style-name="P19">2.2 Określenie wymagań<text:tab/>4</text:p>
          <text:p text:style-name="P19">2.3 Zakres działania systemu<text:tab/>4</text:p>
          <text:p text:style-name="P19">2.4 Przewidywalne mierzalne i niemierzalne korzyści płynące z wdrożenia systemu<text:tab/>4</text:p>
        </text:index-body>
      </text:table-of-content>
      <text:p text:style-name="P16">Wizja</text:p>
      <text:h text:style-name="P32" text:outline-level="1">Wprowadzenie</text:h>
      <text:h text:style-name="P22" text:outline-level="2">Cel</text:h>
      <text:p text:style-name="P26">Wizja ma na celu określenie zadań projektu, jego wymagań i założeń. Przedstawia korzyści płynące z jego stworzenia i uruchomienia.</text:p>
      <text:h text:style-name="P22" text:outline-level="2">Zakres</text:h>
      <text:p text:style-name="P26">Wizja ta dotyczy projektu utworzenia gry RPG na zaliczenie przedmiotu Inżynieria Oprogramowania. Wizja tworzona jest przez uczestników projektu i opisuje zasady funkcjonowania gotowego programu.</text:p>
      <text:h text:style-name="P22" text:outline-level="2">Pojęcia</text:h>
      <text:p text:style-name="P26">Pojęcia zawarte w Wizji wyjaśnione są w Słowniku.</text:p>
      <text:h text:style-name="P22" text:outline-level="2">Odniesienia</text:h>
      <text:p text:style-name="P26">Słownik, zawarty w pliku 03_slownik.pdf</text:p>
      <text:h text:style-name="P22" text:outline-level="2">Streszczenie</text:h>
      <text:p text:style-name="P26">Część 2 Wizji zakłada przedstawienie celu <text:s/>projektu, jego wymagań, podstawowej funkcjonalności i korzyści z niego wynikających.</text:p>
      <text:h text:style-name="P33" text:outline-level="1"><text:span text:style-name="T1">Wstępne</text:span><text:span text:style-name="T2"> </text:span><text:span text:style-name="T1">rozpoznanie</text:span><text:span text:style-name="T2"> </text:span><text:span text:style-name="T1">wymagań</text:span></text:h>
      <text:h text:style-name="P21" text:outline-level="2"><text:span text:style-name="T1">Cel</text:span><text:span text:style-name="T2"> </text:span><text:span text:style-name="T1">tworzenia</text:span><text:span text:style-name="T2"> </text:span><text:span text:style-name="T1">systemu</text:span></text:h>
      <text:p text:style-name="P27">Celem projektu jest stworzenie gry RPG typu roguelike. Ma ona pozwalać na eksplorację losowo wygenerowanego świata, pokonywanie wielu znajdujących się tam wrogów, rozwijanie statystyk postaci i odkrywanie interesującej fabuły.</text:p>
      <text:h text:style-name="P23" text:outline-level="2">Określenie<text:span text:style-name="T6"> </text:span>wymagań</text:h>
      <text:p text:style-name="P27">Postać gracza posiada szereg cech, które może rozwijać wraz z wzrostem doświadczenia. Gracz na swojej drodze napotyka kilka klas wrogów o różnorodnych cechach; pokonując ich zdobywa doświadczenie potrzebne do rozwoju postaci i łupy. Gracz rozwija fabułę, poprzez dialogi z napotkanymi postaciami niezależnymi (NPC).</text:p>
      <text:h text:style-name="P23" text:outline-level="2">Zakres<text:span text:style-name="T6"> </text:span>działania<text:span text:style-name="T6"> </text:span>systemu</text:h>
      <text:p text:style-name="P27">Gra będzie operować na grafice 2D, świat przedstawiony jest za pomocą grafiki kafelkowej. Rozgrywka odbywa się w czasie rzeczywistym. Gra do działania wymagać będzie komputera klasy PC z zainstalowanym systemem operacyjnym Windows.</text:p>
      <text:h text:style-name="P20" text:outline-level="2"><text:span text:style-name="T1">Przewidywalne</text:span><text:span text:style-name="T2"> </text:span><text:span text:style-name="T1">mierzalne</text:span><text:span text:style-name="T2"> </text:span><text:span text:style-name="T1">i</text:span><text:span text:style-name="T2"> </text:span><text:span text:style-name="T1">niemierzalne</text:span><text:span text:style-name="T2"> </text:span><text:span text:style-name="T1">korzyści</text:span><text:span text:style-name="T2"> </text:span><text:span text:style-name="T1">płynące</text:span><text:span text:style-name="T2"> </text:span><text:span text:style-name="T1">z</text:span><text:span text:style-name="T2"> </text:span><text:span text:style-name="T1">wdrożenia</text:span><text:span text:style-name="T2"> </text:span><text:span text:style-name="T1">systemu</text:span></text:h>
      <text:list xml:id="list39517580" text:style-name="L1">
        <text:list-item>
          <text:p text:style-name="P28">Zmniejszenie przemocy w realnym świecie poprzez zajęcie czasu młodzieży</text:p>
        </text:list-item>
        <text:list-item>
          <text:p text:style-name="P28">Odpoczynek i relaks potencjalnego gracza</text:p>
        </text:list-item>
        <text:list-item>
          <text:p text:style-name="P28">Rozwijanie umiejętności podejmowania decyzji</text:p>
        </text:list-item>
        <text:list-item>
          <text:p text:style-name="P28">Rozwijanie wyobraźni poprzez interesującą fabułę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style:language-asian="zxx" style:country-asian="none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Arial1" fo:font-size="12pt" style:font-name-asian="Arial1" style:font-size-asian="12pt" style:font-name-complex="Arial1" style:font-size-complex="12pt" style:language-complex="hi" style:country-complex="IN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pl" fo:country="PL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style:snap-to-layout-grid="false"/>
    </style:style>
    <style:style style:name="MP8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Rogalik</text:p>
            </table:table-cell>
            <table:table-cell table:style-name="Tabela3.B1" office:value-type="string">
              <text:p text:style-name="MP6"><text:s text:c="2"/><text:span text:style-name="MT1">Wersja</text:span>: <text:s text:c="10"/>0.1</text:p>
            </table:table-cell>
          </table:table-row>
          <table:table-row table:style-name="Tabela3.1">
            <table:table-cell table:style-name="Tabela3.A1" office:value-type="string">
              <text:p text:style-name="MP5">Wizja</text:p>
            </table:table-cell>
            <table:table-cell table:style-name="Tabela3.B1" office:value-type="string">
              <text:p text:style-name="MP7"><text:s text:c="2"/>Data: <text:s/>02/10/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8">Poufne</text:p>
            </table:table-cell>
            <table:table-cell table:style-name="Tabela2.A1" office:value-type="string">
              <text:p text:style-name="MP9"><text:span text:style-name="MT2"></text:span><text:span text:style-name="MT1"><text:date style:data-style-name="N109" text:date-value="2012-10-02T20:31:51.59">2012</text:date></text:span></text:p>
            </table:table-cell>
            <table:table-cell table:style-name="Tabela2.A1" office:value-type="string">
              <text:p text:style-name="MP10"><text:span text:style-name="MT1">Strona</text:span><text:span text:style-name="MT1">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</dc:title>
    <dc:subject>&lt;Nazwa projektu&gt;</dc:subject>
    <meta:creation-date>2012-10-02T11:25:38.67</meta:creation-date>
    <dc:date>2012-10-02T20:31:51.41</dc:date>
    <meta:print-date>2009-12-03T23:43:00</meta:print-date>
    <meta:editing-cycles>20</meta:editing-cycles>
    <meta:editing-duration>PT9H36M43S</meta:editing-duration>
    <meta:generator>LibreOffice/3.4$Win32 LibreOffice_project/340m1$Build-302</meta:generator>
    <meta:document-statistic meta:table-count="3" meta:image-count="0" meta:object-count="0" meta:page-count="4" meta:paragraph-count="59" meta:word-count="327" meta:character-count="2300" meta:non-whitespace-character-count="2032"/>
    <meta:user-defined meta:name="Informacja 1"/>
    <meta:user-defined meta:name="Informacja 2"/>
    <meta:user-defined meta:name="Informacja 3"/>
    <meta:user-defined meta:name="Informacja 4"/>
  </office:meta>
</office:document-meta>
</file>